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418e" officeooo:paragraph-rsid="0000418e"/>
    </style:style>
    <style:style style:name="P2" style:family="paragraph" style:parent-style-name="Standard">
      <style:text-properties officeooo:rsid="0000874a" officeooo:paragraph-rsid="0000874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 a ESAF, para fins de cálculo da PDD/EPCLD, deve-se <text:span text:style-name="T1">excluir o valor das duplicatas descontadas da BC</text:span><text:span text:style-name="T2">. Ver questão 7, página 65, aula 6.</text:span></text:p>
      <text:p text:style-name="P1"><text:span text:style-name="T2"/></text:p>
      <text:p text:style-name="P2"><text:span text:style-name="T2">A ESAF usa o método da </text:span><text:span text:style-name="T1">complementação</text:span><text:span text:style-name="T2"> para o cálculo da PDD/EPCL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16T19:33:02.251000000</dc:date>
    <meta:editing-duration>PT18M35S</meta:editing-duration>
    <meta:editing-cycles>2</meta:editing-cycles>
    <meta:document-statistic meta:table-count="0" meta:image-count="0" meta:object-count="0" meta:page-count="1" meta:paragraph-count="2" meta:word-count="37" meta:character-count="205" meta:non-whitespace-character-count="170"/>
  </office:meta>
</office:document-meta>
</file>